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Helvetica" svg:font-family="Helvetica, apple-system, BlinkMacSystemFont, 'Helvetica Neue', 'Segoe UI', Arial, sans-serif, 'Apple Color Emoji', 'Segoe UI Emoji', 'Segoe UI Symbol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devsite-code-font-family" svg:font-family="'var devsite-code-font-family'"/>
  </office:font-face-decls>
  <office:automatic-styles>
    <style:style style:name="P1" style:family="paragraph" style:parent-style-name="Preformatted_20_Text">
      <style:paragraph-properties fo:line-height="115%" fo:text-align="start" style:justify-single-word="false"/>
      <style:text-properties fo:font-weight="bold" officeooo:rsid="000c184c" officeooo:paragraph-rsid="000c184c" style:font-weight-asian="bold" style:font-weight-complex="bold"/>
    </style:style>
    <style:style style:name="P2" style:family="paragraph" style:parent-style-name="Standard">
      <style:paragraph-properties fo:line-height="115%" fo:text-align="start" style:justify-single-word="false"/>
      <style:text-properties fo:font-weight="bold" officeooo:rsid="000c184c" officeooo:paragraph-rsid="000c184c" style:font-weight-asian="bold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fo:font-weight="bold" officeooo:rsid="000c184c" officeooo:paragraph-rsid="000c5573" style:font-weight-asian="bold" style:font-weight-complex="bold"/>
    </style:style>
    <style:style style:name="P4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fo:font-weight="bold" officeooo:rsid="000c184c" officeooo:paragraph-rsid="000c5573" style:font-weight-asian="bold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fo:font-weight="bold" officeooo:rsid="00083c8d" officeooo:paragraph-rsid="00083c8d" style:font-weight-asian="bold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fo:font-weight="bold" officeooo:rsid="00083c8d" officeooo:paragraph-rsid="00083c8d" style:font-weight-asian="bold" style:font-weight-complex="bold"/>
    </style:style>
    <style:style style:name="P7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fo:font-weight="bold" officeooo:rsid="00083c8d" officeooo:paragraph-rsid="00083c8d" style:font-weight-asian="bold" style:font-weight-complex="bold"/>
    </style:style>
    <style:style style:name="P8" style:family="paragraph" style:parent-style-name="Preformatted_20_Text" style:list-style-name="L3">
      <style:paragraph-properties fo:line-height="115%" fo:text-align="start" style:justify-single-word="false"/>
      <style:text-properties fo:font-weight="bold" officeooo:rsid="000c184c" officeooo:paragraph-rsid="000c184c" style:font-weight-asian="bold" style:font-weight-complex="bold"/>
    </style:style>
    <style:style style:name="P9" style:family="paragraph" style:parent-style-name="Preformatted_20_Text" style:list-style-name="L3">
      <style:paragraph-properties fo:line-height="115%" fo:text-align="start" style:justify-single-word="false"/>
      <style:text-properties fo:font-weight="bold" officeooo:rsid="000c5573" officeooo:paragraph-rsid="000c5573" style:font-weight-asian="bold" style:font-weight-complex="bold"/>
    </style:style>
    <style:style style:name="P10" style:family="paragraph" style:parent-style-name="Standard" style:list-style-name="L1">
      <style:paragraph-properties fo:line-height="115%" fo:text-align="start" style:justify-single-word="false"/>
      <style:text-properties fo:font-weight="bold" officeooo:rsid="00083c8d" officeooo:paragraph-rsid="00083c8d" style:font-weight-asian="bold" style:font-weight-complex="bold"/>
    </style:style>
    <style:style style:name="P11" style:family="paragraph" style:parent-style-name="Standard" style:list-style-name="L1">
      <style:paragraph-properties fo:line-height="115%" fo:text-align="start" style:justify-single-word="false" fo:break-before="column"/>
      <style:text-properties fo:font-weight="bold" officeooo:rsid="00083c8d" officeooo:paragraph-rsid="00083c8d" style:font-weight-asian="bold" style:font-weight-complex="bold"/>
    </style:style>
    <style:style style:name="P12" style:family="paragraph" style:parent-style-name="Standard" style:list-style-name="L1">
      <style:paragraph-properties fo:line-height="115%" fo:text-align="start" style:justify-single-word="false"/>
      <style:text-properties fo:font-weight="bold" officeooo:rsid="000a314c" officeooo:paragraph-rsid="000a314c" style:font-weight-asian="bold" style:font-weight-complex="bold"/>
    </style:style>
    <style:style style:name="P13" style:family="paragraph" style:parent-style-name="Standard" style:list-style-name="L1">
      <style:paragraph-properties fo:line-height="115%" fo:text-align="start" style:justify-single-word="false"/>
      <style:text-properties fo:font-weight="bold" officeooo:rsid="000aa30b" officeooo:paragraph-rsid="000aa30b" style:font-weight-asian="bold" style:font-weight-complex="bold"/>
    </style:style>
    <style:style style:name="P14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fo:font-weight="bold" officeooo:rsid="000aa30b" officeooo:paragraph-rsid="000aa30b" style:font-weight-asian="bold" style:font-weight-complex="bold"/>
    </style:style>
    <style:style style:name="P15" style:family="paragraph" style:parent-style-name="Standard" style:list-style-name="L3">
      <style:paragraph-properties fo:line-height="115%" fo:text-align="start" style:justify-single-word="false"/>
      <style:text-properties fo:font-weight="bold" officeooo:rsid="000c184c" officeooo:paragraph-rsid="000c184c" style:font-weight-asian="bold" style:font-weight-complex="bold"/>
    </style:style>
    <style:style style:name="P16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fo:font-weight="bold" officeooo:rsid="000c184c" officeooo:paragraph-rsid="000c5573" style:font-weight-asian="bold" style:font-weight-complex="bold"/>
    </style:style>
    <style:style style:name="P17" style:family="paragraph" style:parent-style-name="Standard" style:list-style-name="L3">
      <style:paragraph-properties fo:line-height="115%" fo:text-align="start" style:justify-single-word="false"/>
      <style:text-properties fo:font-weight="bold" officeooo:rsid="000c5573" officeooo:paragraph-rsid="000c5573" style:font-weight-asian="bold" style:font-weight-complex="bold"/>
    </style:style>
    <style:style style:name="P18" style:family="paragraph" style:parent-style-name="Standard" style:list-style-name="L3">
      <style:paragraph-properties fo:text-align="start" style:justify-single-word="false"/>
      <style:text-properties fo:font-weight="bold" officeooo:rsid="000c5573" officeooo:paragraph-rsid="000c5573" style:font-weight-asian="bold" style:font-weight-complex="bold"/>
    </style:style>
    <style:style style:name="P19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fo:font-weight="bold" officeooo:rsid="000eb90f" officeooo:paragraph-rsid="000eb90f" style:font-weight-asian="bold" style:font-weight-complex="bold"/>
    </style:style>
    <style:style style:name="P20" style:family="paragraph" style:parent-style-name="Standard" style:list-style-name="L3">
      <style:paragraph-properties fo:margin-top="0.101cm" fo:margin-bottom="0.101cm" style:contextual-spacing="false" fo:line-height="115%" fo:text-align="start" style:justify-single-word="false"/>
      <style:text-properties fo:font-weight="bold" officeooo:rsid="000eb90f" officeooo:paragraph-rsid="000eb90f" style:font-weight-asian="bold" style:font-weight-complex="bold"/>
    </style:style>
    <style:style style:name="P21" style:family="paragraph" style:parent-style-name="Standard" style:list-style-name="L3">
      <style:paragraph-properties fo:text-align="start" style:justify-single-word="false"/>
      <style:text-properties fo:font-weight="bold" officeooo:rsid="000eb90f" officeooo:paragraph-rsid="000eb90f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103ca3" officeooo:paragraph-rsid="00103ca3" style:font-weight-asian="bold" style:font-weight-complex="bold"/>
    </style:style>
    <style:style style:name="P23" style:family="paragraph" style:parent-style-name="Standard" style:list-style-name="L4">
      <style:paragraph-properties fo:text-align="start" style:justify-single-word="false"/>
      <style:text-properties fo:font-weight="bold" officeooo:rsid="00103ca3" officeooo:paragraph-rsid="00103ca3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rsid="0012216b" officeooo:paragraph-rsid="0012216b" style:font-weight-asian="bold" style:font-weight-complex="bold"/>
    </style:style>
    <style:style style:name="P25" style:family="paragraph" style:parent-style-name="Standard" style:list-style-name="L5">
      <style:paragraph-properties fo:text-align="start" style:justify-single-word="false"/>
      <style:text-properties fo:font-weight="bold" officeooo:rsid="0012a867" officeooo:paragraph-rsid="0012a867" style:font-weight-asian="bold" style:font-weight-complex="bold"/>
    </style:style>
    <style:style style:name="P26" style:family="paragraph" style:parent-style-name="Standard" style:list-style-name="L5">
      <style:paragraph-properties fo:text-align="start" style:justify-single-word="false"/>
      <style:text-properties fo:font-weight="bold" officeooo:rsid="0012a867" officeooo:paragraph-rsid="0014659c" style:font-weight-asian="bold" style:font-weight-complex="bold"/>
    </style:style>
    <style:style style:name="P27" style:family="paragraph" style:parent-style-name="Standard" style:list-style-name="L5">
      <style:text-properties fo:font-weight="bold" officeooo:rsid="0014659c" officeooo:paragraph-rsid="0014659c" style:font-weight-asian="bold" style:font-weight-complex="bold"/>
    </style:style>
    <style:style style:name="P28" style:family="paragraph" style:parent-style-name="Standard" style:list-style-name="L5">
      <style:paragraph-properties fo:break-before="column"/>
      <style:text-properties fo:font-weight="bold" officeooo:rsid="0014659c" officeooo:paragraph-rsid="0014659c" style:font-weight-asian="bold" style:font-weight-complex="bold"/>
    </style:style>
    <style:style style:name="P29" style:family="paragraph" style:parent-style-name="Standard" style:list-style-name="L5">
      <style:text-properties fo:font-weight="bold" officeooo:paragraph-rsid="0014659c" style:font-weight-asian="bold" style:font-weight-complex="bold"/>
    </style:style>
    <style:style style:name="P30" style:family="paragraph" style:parent-style-name="Standard" style:list-style-name="L5">
      <style:text-properties fo:font-weight="bold" officeooo:paragraph-rsid="00152cd7" style:font-weight-asian="bold" style:font-weight-complex="bold"/>
    </style:style>
    <style:style style:name="P31" style:family="paragraph" style:parent-style-name="Standard" style:list-style-name="L3">
      <style:paragraph-properties fo:text-align="start" style:justify-single-word="false"/>
      <style:text-properties fo:font-weight="bold" officeooo:rsid="0016082a" officeooo:paragraph-rsid="0016082a" style:font-weight-asian="bold" style:font-weight-complex="bold"/>
    </style:style>
    <style:style style:name="P32" style:family="paragraph" style:parent-style-name="Standard" style:list-style-name="L2">
      <style:paragraph-properties fo:line-height="115%" fo:text-align="start" style:justify-single-word="false"/>
      <style:text-properties fo:font-weight="bold" officeooo:rsid="000aa30b" officeooo:paragraph-rsid="000aa30b"/>
    </style:style>
    <style:style style:name="P33" style:family="paragraph" style:parent-style-name="Standard" style:list-style-name="L5"/>
    <style:style style:name="P3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12a867" officeooo:paragraph-rsid="0014659c" fo:background-color="transparent" style:font-size-asian="12pt" style:font-weight-asian="bold" style:font-size-complex="12pt" style:font-weight-complex="bold"/>
    </style:style>
    <style:style style:name="P35" style:family="paragraph" style:parent-style-name="Standard" style:list-style-name="L5">
      <style:text-properties fo:color="#000000" loext:opacity="100%" style:font-name="Liberation Serif" fo:font-size="12pt" fo:font-weight="bold" fo:background-color="transparent" style:font-size-asian="12pt" style:font-weight-asian="bold" style:font-size-complex="12pt" style:font-weight-complex="bold"/>
    </style:style>
    <style:style style:name="P36" style:family="paragraph" style:parent-style-name="Standard" style:list-style-name="L5">
      <style:text-properties fo:color="#000000" loext:opacity="100%" style:font-name="Liberation Serif" fo:font-size="12pt" fo:font-weight="bold" officeooo:rsid="0014659c" officeooo:paragraph-rsid="0014659c" fo:background-color="transparent" style:font-size-asian="12pt" style:font-weight-asian="bold" style:font-size-complex="12pt" style:font-weight-complex="bold"/>
    </style:style>
    <style:style style:name="P37" style:family="paragraph" style:parent-style-name="Standard">
      <style:text-properties fo:color="#000000" loext:opacity="100%" style:font-name="Liberation Serif" fo:font-size="12pt" fo:font-weight="bold" officeooo:rsid="0014659c" officeooo:paragraph-rsid="0014659c" fo:background-color="transparent" style:font-size-asian="12pt" style:font-weight-asian="bold" style:font-size-complex="12pt" style:font-weight-complex="bold"/>
    </style:style>
    <style:style style:name="P38" style:family="paragraph" style:parent-style-name="Standard" style:list-style-name="L6">
      <style:text-properties fo:color="#000000" loext:opacity="100%" style:font-name="Liberation Serif" fo:font-size="12pt" fo:font-weight="bold" officeooo:rsid="0014659c" officeooo:paragraph-rsid="0014659c" fo:background-color="transparent" style:font-size-asian="12pt" style:font-weight-asian="bold" style:font-size-complex="12pt" style:font-weight-complex="bold"/>
    </style:style>
    <style:style style:name="P39" style:family="paragraph" style:parent-style-name="Standard" style:list-style-name="L6">
      <style:text-properties fo:color="#000000" loext:opacity="100%" style:font-name="Liberation Serif" fo:font-size="12pt" fo:font-weight="bold" officeooo:rsid="00152cd7" officeooo:paragraph-rsid="00152cd7" fo:background-color="transparent" style:font-size-asian="12pt" style:font-weight-asian="bold" style:font-size-complex="12pt" style:font-weight-complex="bold"/>
    </style:style>
    <style:style style:name="P40" style:family="paragraph" style:parent-style-name="Standard">
      <style:text-properties fo:color="#000000" loext:opacity="100%" style:font-name="Liberation Serif" fo:font-size="12pt" fo:font-weight="bold" officeooo:rsid="00152cd7" officeooo:paragraph-rsid="00152cd7" fo:background-color="transparent" style:font-size-asian="12pt" style:font-weight-asian="bold" style:font-size-complex="12pt" style:font-weight-complex="bold"/>
    </style:style>
    <style:style style:name="P41" style:family="paragraph" style:parent-style-name="Standard" style:list-style-name="L7">
      <style:text-properties fo:color="#000000" loext:opacity="100%" style:font-name="Liberation Serif" fo:font-size="12pt" fo:font-weight="bold" officeooo:rsid="00152cd7" officeooo:paragraph-rsid="00152cd7" fo:background-color="transparent" style:font-size-asian="12pt" style:font-weight-asian="bold" style:font-size-complex="12pt" style:font-weight-complex="bold"/>
    </style:style>
    <style:style style:name="P42" style:family="paragraph" style:parent-style-name="Standard" style:list-style-name="L7">
      <style:text-properties fo:color="#000000" loext:opacity="100%" style:font-name="Liberation Serif" fo:font-size="12pt" fo:font-weight="bold" officeooo:rsid="0016082a" officeooo:paragraph-rsid="0016082a" fo:background-color="transparent" style:font-size-asian="12pt" style:font-weight-asian="bold" style:font-size-complex="12pt" style:font-weight-complex="bold"/>
    </style:style>
    <style:style style:name="T1" style:family="text">
      <style:text-properties officeooo:rsid="000aa30b"/>
    </style:style>
    <style:style style:name="T2" style:family="text">
      <style:text-properties fo:font-variant="normal" fo:text-transform="none" fo:color="#000000" loext:opacity="100%" style:font-name="Helvetica" fo:font-size="9pt" fo:letter-spacing="normal" fo:font-style="normal" fo:font-weight="normal" style:font-weight-asian="bold" style:font-weight-complex="bold"/>
    </style:style>
    <style:style style:name="T3" style:family="text">
      <style:text-properties fo:font-variant="normal" fo:text-transform="none" fo:color="#000000" loext:opacity="100%" fo:letter-spacing="normal" style:font-weight-asian="bold" style:font-weight-complex="bold"/>
    </style:style>
    <style:style style:name="T4" style:family="text">
      <style:text-properties fo:font-variant="normal" fo:text-transform="none" fo:color="#000000" loext:opacity="100%" fo:letter-spacing="normal" fo:font-weight="bold" style:font-weight-asian="bold" style:font-weight-complex="bold"/>
    </style:style>
    <style:style style:name="T5" style:family="text">
      <style:text-properties fo:font-variant="normal" fo:text-transform="none" style:font-name="Helvetica" fo:font-size="9pt" fo:letter-spacing="normal" fo:font-style="normal" style:text-underline-style="solid" style:text-underline-width="auto" style:text-underline-color="font-color" fo:font-weight="normal" style:font-weight-asian="bold" style:font-weight-complex="bold"/>
    </style:style>
    <style:style style:name="T6" style:family="text">
      <style:text-properties officeooo:rsid="000c184c"/>
    </style:style>
    <style:style style:name="T7" style:family="text">
      <style:text-properties officeooo:rsid="000c5573"/>
    </style:style>
    <style:style style:name="T8" style:family="text">
      <style:text-properties style:font-name="var devsite-code-font-family"/>
    </style:style>
    <style:style style:name="T9" style:family="text">
      <style:text-properties style:font-name="var devsite-code-font-family" officeooo:rsid="000eb90f"/>
    </style:style>
    <style:style style:name="T10" style:family="text">
      <style:text-properties officeooo:rsid="000dc6a8"/>
    </style:style>
    <style:style style:name="T11" style:family="text">
      <style:text-properties officeooo:rsid="000eb90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2216b"/>
    </style:style>
    <style:style style:name="T14" style:family="text">
      <style:text-properties officeooo:rsid="0012a867"/>
    </style:style>
    <style:style style:name="T15" style:family="text">
      <style:text-properties fo:color="#cccccc" loext:opacity="100%"/>
    </style:style>
    <style:style style:name="T16" style:family="text">
      <style:text-properties fo:color="#000000" loext:opacity="100%" fo:font-weight="bold"/>
    </style:style>
    <style:style style:name="T17" style:family="text">
      <style:text-properties fo:color="#ff4000" loext:opacity="100%"/>
    </style:style>
    <style:style style:name="T18" style:family="text">
      <style:text-properties fo:color="#ff4000" loext:opacity="100%" fo:font-weight="bold"/>
    </style:style>
    <style:style style:name="T19" style:family="text">
      <style:text-properties fo:color="#ff4000" loext:opacity="100%" fo:font-weight="bold" style:font-weight-asian="bold" style:font-weight-complex="bold"/>
    </style:style>
    <style:style style:name="T20" style:family="text">
      <style:text-properties officeooo:rsid="0014659c"/>
    </style:style>
    <style:style style:name="T21" style:family="text">
      <style:text-properties officeooo:rsid="00152cd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149cm" fo:text-indent="-0.635cm" fo:margin-left="8.149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teps to install FireBase</text:p>
      <text:p text:style-name="P5"/>
      <text:p text:style-name="P6">Step 1 : </text:p>
      <text:list xml:id="list2208141903" text:style-name="L1">
        <text:list-item>
          <text:p text:style-name="P10">Install Nodejs and npm(using curl method)</text:p>
          <text:list>
            <text:list-item>
              <text:p text:style-name="P10">sudo apt install curl</text:p>
            </text:list-item>
            <text:list-item>
              <text:p text:style-name="P11">cd ~</text:p>
            </text:list-item>
            <text:list-item>
              <text:p text:style-name="P10">curl -sL https://deb.nodesource.com/setup_16.x -o /tmp/nodesource_setup.sh</text:p>
            </text:list-item>
            <text:list-item>
              <text:p text:style-name="P10">sudo bash /tmp/nodesource_setup.sh</text:p>
            </text:list-item>
            <text:list-item>
              <text:p text:style-name="P10">sudo apt install nodejs</text:p>
            </text:list-item>
            <text:list-item>
              <text:p text:style-name="P10">node -v (check version)</text:p>
            </text:list-item>
          </text:list>
        </text:list-item>
      </text:list>
      <text:p text:style-name="P7"><text:s text:c="6"/>this method install nodejs and npm</text:p>
      <text:p text:style-name="P7"/>
      <text:p text:style-name="P7">if error occurs <text:span text:style-name="T1">or want to update (try using nvm)</text:span></text:p>
      <text:p text:style-name="P7"/>
      <text:list xml:id="list113612825672966" text:continue-numbering="true" text:style-name="L1">
        <text:list-item>
          <text:list>
            <text:list-item>
              <text:p text:style-name="P12">curl -o- https://raw.githubusercontent.com/nvm-sh/nvm/v0.39.7/install.sh | bash <text:span text:style-name="T1">(or)</text:span></text:p>
            </text:list-item>
            <text:list-item>
              <text:p text:style-name="P13">then close and reopen terminal </text:p>
            </text:list-item>
            <text:list-item>
              <text:p text:style-name="P13">source ~/.bashrc</text:p>
            </text:list-item>
            <text:list-item>
              <text:p text:style-name="P13">nvm –version</text:p>
            </text:list-item>
          </text:list>
          <text:p text:style-name="P13">to Update nodejs</text:p>
          <text:list text:continue-numbering="true">
            <text:list-item>
              <text:p text:style-name="P13">nvm ls (to check the version you have on system)</text:p>
            </text:list-item>
            <text:list-item>
              <text:p text:style-name="P13">nvm ls-remote <text:s/>(check available version of nodejs)</text:p>
            </text:list-item>
            <text:list-item>
              <text:p text:style-name="P13">nvm install [version.number] <text:s/>(eg : nvm install v21.6.1)</text:p>
            </text:list-item>
          </text:list>
        </text:list-item>
      </text:list>
      <text:p text:style-name="P14">if any error occurs in while trying above cmd </text:p>
      <text:p text:style-name="P14"/>
      <text:list xml:id="list607226807" text:style-name="L2">
        <text:list-item>
          <text:list>
            <text:list-item>
              <text:p text:style-name="P32"><text:span text:style-name="T2">curl -fsSL </text:span><text:a xlink:type="simple" xlink:href="https://deb.nodesource.com/setup_21.x" office:target-frame-name="_blank" xlink:show="new" text:style-name="Internet_20_link" text:visited-style-name="Visited_20_Internet_20_Link"><text:span text:style-name="T5">https://deb.nodesource.com/setup_21.x</text:span></text:a><text:span text:style-name="T3"> </text:span><text:span text:style-name="T2">| sudo -E bash - &amp;&amp;sudo apt-get install -y nodejs</text:span></text:p>
            </text:list-item>
          </text:list>
        </text:list-item>
      </text:list>
      <text:list xml:id="list113613885143746" text:continue-list="list113612825672966" text:style-name="L1">
        <text:list-header>
          <text:p text:style-name="P10"><text:s/><text:span text:style-name="T6">try this and check nodejs version</text:span></text:p>
        </text:list-header>
      </text:list>
      <text:p text:style-name="P6"/>
      <text:p text:style-name="P2">Step 2 : </text:p>
      <text:list xml:id="list1529767216" text:style-name="L3">
        <text:list-item>
          <text:p text:style-name="P15">Install Firebase tools Using npm</text:p>
          <text:list>
            <text:list-item>
              <text:p text:style-name="P8">npm install -g firebase-tools</text:p>
            </text:list-item>
          </text:list>
        </text:list-item>
      </text:list>
      <text:p text:style-name="P1"/>
      <text:p text:style-name="P3">Step <text:span text:style-name="T7">3</text:span> :</text:p>
      <text:p text:style-name="P3"/>
      <text:p text:style-name="P3"><text:tab/><text:span text:style-name="T7">Go to firebase website and login using mailId and Click the Go to console </text:span></text:p>
      <text:p text:style-name="P4"><text:tab/><text:span text:style-name="T10">(</text:span><text:a xlink:type="simple" xlink:href="https://firebase.google.com/" text:style-name="Internet_20_link" text:visited-style-name="Visited_20_Internet_20_Link"><text:span text:style-name="T10">https://firebase.google.com/</text:span></text:a><text:span text:style-name="T10">)</text:span></text:p>
      <text:p text:style-name="P4"><text:tab/><text:span text:style-name="T10">Click Add Project </text:span></text:p>
      <text:p text:style-name="P4"><text:tab/><text:span text:style-name="T11">Type Project name and follow the instruction</text:span></text:p>
      <text:p text:style-name="P4"><text:tab/><text:span text:style-name="T11">after finishing add Project (3Steps) Click the Flutter Icon Under Project name<text:line-break/></text:span></text:p>
      <text:p text:style-name="P19">Step 4 : </text:p>
      <text:list xml:id="list113613941810452" text:continue-numbering="true" text:style-name="L3">
        <text:list-item>
          <text:p text:style-name="P17">Login and activate firebase</text:p>
          <text:list>
            <text:list-item>
              <text:p text:style-name="P20">Now Create Flutter Project in Vs Code </text:p>
            </text:list-item>
            <text:list-item>
              <text:p text:style-name="P9"><text:soft-page-break/><text:span text:style-name="Source_20_Text"><text:span text:style-name="T9">In Terminal put command - </text:span></text:span><text:span text:style-name="Source_20_Text"><text:span text:style-name="T8">firebase login</text:span></text:span></text:p>
            </text:list-item>
            <text:list-item>
              <text:p text:style-name="P9"><text:span text:style-name="Source_20_Text"><text:span text:style-name="T8">dart pub global activate flutterfire_cli</text:span></text:span></text:p>
            </text:list-item>
            <text:list-item>
              <text:p text:style-name="P18">export PATH="$PATH":"$HOME/.pub-cache/bin"</text:p>
            </text:list-item>
            <text:list-item>
              <text:p text:style-name="P18">flutterfire configure </text:p>
            </text:list-item>
            <text:list-item>
              <text:p text:style-name="P31">In that Select the Project Name</text:p>
            </text:list-item>
            <text:list-item>
              <text:p text:style-name="P21">Select Which platforms should your configuration support (use arrow keys &amp; space to select)? </text:p>
            </text:list-item>
          </text:list>
        </text:list-item>
      </text:list>
      <text:p text:style-name="P22">Step 5 : </text:p>
      <text:p text:style-name="P22"/>
      <text:list xml:id="list4247810580" text:style-name="L4">
        <text:list-item>
          <text:p text:style-name="P23">Now Import Some packages (Type or Copy Paste in Terminal )</text:p>
          <text:list>
            <text:list-item>
              <text:p text:style-name="P23">flutter pub add firebase_core</text:p>
            </text:list-item>
            <text:list-item>
              <text:p text:style-name="P23">flutter pub add firebase_auth <text:span text:style-name="T13">(if Needed)</text:span></text:p>
            </text:list-item>
            <text:list-item>
              <text:p text:style-name="P23">flutter pub add firebase_storage <text:span text:style-name="T13">(if Needed)</text:span></text:p>
            </text:list-item>
            <text:list-item>
              <text:p text:style-name="P23">Now in main.dart file <text:s/>type the main file like this </text:p>
              <text:p text:style-name="P23"/>
            </text:list-item>
          </text:list>
          <text:p text:style-name="P23">void main() async {</text:p>
        </text:list-item>
      </text:list>
      <text:p text:style-name="P22"><text:s/><text:tab/><text:tab/><text:tab/>WidgetsFlutterBinding.ensureInitialized();</text:p>
      <text:p text:style-name="P22"><text:s/><text:tab/><text:tab/><text:tab/>await Firebase.initializeApp(</text:p>
      <text:p text:style-name="P22"><text:s text:c="2"/><text:tab/><text:tab/><text:tab/><text:tab/>options: DefaultFirebaseOptions.currentPlatform,</text:p>
      <text:p text:style-name="P22"><text:s text:c="2"/><text:tab/><text:tab/><text:tab/>);</text:p>
      <text:p text:style-name="P22"><text:s text:c="2"/><text:tab/><text:tab/><text:tab/>runApp(MyApp());</text:p>
      <text:p text:style-name="P22"><text:tab/><text:tab/> }</text:p>
      <text:p text:style-name="P24">Step 6 : </text:p>
      <text:p text:style-name="P24"><text:tab/><text:tab/></text:p>
      <text:list xml:id="list1310982326" text:style-name="L5">
        <text:list-item>
          <text:p text:style-name="P25">Now add some dependencies and plugin in gradle file</text:p>
        </text:list-item>
        <text:list-item>
          <text:p text:style-name="P25">First in Android level build.gradle file (in Old version <text:span text:style-name="T20">if buildscript is there</text:span> )</text:p>
          <text:list>
            <text:list-item>
              <text:p text:style-name="P26">under buildscript</text:p>
              <text:list>
                <text:list-item>
                  <text:p text:style-name="P26">ext.kotlin_version = ‘1.9.0’</text:p>
                </text:list-item>
              </text:list>
            </text:list-item>
            <text:list-item>
              <text:p text:style-name="P26">under dependencies add </text:p>
              <text:list>
                <text:list-item>
                  <text:p text:style-name="P34"><text:span text:style-name="T16">classpath</text:span><text:span text:style-name="T15"> </text:span><text:span text:style-name="T18">'com.google.gms:google-services:4.3.14'</text:span></text:p>
                </text:list-item>
              </text:list>
            </text:list-item>
          </text:list>
        </text:list-item>
        <text:list-item>
          <text:p text:style-name="P27">in Android level build.gradle file (<text:span text:style-name="T14">buildscript </text:span>is not there)</text:p>
          <text:list>
            <text:list-item>
              <text:p text:style-name="P27">Above all project add</text:p>
              <text:list>
                <text:list-item>
                  <text:p text:style-name="P33"><text:span text:style-name="T12">plugins {<text:line-break/><text:tab/>id(</text:span><text:span text:style-name="T19">"com.google.gms.google-services"</text:span><text:span text:style-name="T12">) version "4.4.1" apply false</text:span></text:p>
                  <text:p text:style-name="P29">}</text:p>
                </text:list-item>
              </text:list>
            </text:list-item>
          </text:list>
        </text:list-item>
        <text:list-item>
          <text:p text:style-name="P30">in Android level Setting.gradle <text:span text:style-name="T20">(</text:span><text:span text:style-name="T14">buildscript </text:span><text:span text:style-name="T20">is not there in build.gradle)</text:span></text:p>
          <text:list>
            <text:list-item>
              <text:p text:style-name="P30">Under Plugin</text:p>
              <text:list>
                <text:list-item>
                  <text:p text:style-name="P33"><text:span text:style-name="T4"> </text:span><text:span text:style-name="T12">id </text:span><text:span text:style-name="T19">"org.jetbrains.kotlin.android"</text:span><text:span text:style-name="T12"> version "1.9.22" apply false</text:span></text:p>
                </text:list-item>
              </text:list>
            </text:list-item>
          </text:list>
        </text:list-item>
        <text:list-item>
          <text:p text:style-name="P28">Then in App level build.gradle file </text:p>
          <text:list>
            <text:list-item>
              <text:p text:style-name="P27">Under plugin</text:p>
              <text:list>
                <text:list-item>
                  <text:p text:style-name="P35">id <text:span text:style-name="T17">'com.google.gms.google-services'</text:span></text:p>
                </text:list-item>
              </text:list>
            </text:list-item>
            <text:list-item>
              <text:p text:style-name="P27">Under Dependencies</text:p>
              <text:list>
                <text:list-item>
                  <text:p text:style-name="P36">implementation platform(<text:span text:style-name="T17">'com.google.firebase:firebase-bom:32.7.2'</text:span>)</text:p>
                </text:list-item>
                <text:list-item>
                  <text:p text:style-name="P36">implementation <text:span text:style-name="T17">'com.google.firebase:firebase-analytics'</text:span></text:p>
                </text:list-item>
              </text:list>
            </text:list-item>
          </text:list>
        </text:list-item>
      </text:list>
      <text:p text:style-name="P37">Step 7 : </text:p>
      <text:p text:style-name="P37"/>
      <text:p text:style-name="P37"><text:tab/>Get SHA 1 code</text:p>
      <text:list xml:id="list2989133831" text:style-name="L6">
        <text:list-item>
          <text:p text:style-name="P38">Right click gradlew in Android folder and click Open in Integrated terminal </text:p>
        </text:list-item>
        <text:list-item>
          <text:p text:style-name="P38">Type <text:s text:c="2"/>./gradlew <text:span text:style-name="T21">signinReport</text:span></text:p>
        </text:list-item>
        <text:list-item>
          <text:p text:style-name="P39">Copy the SHA-1 code</text:p>
        </text:list-item>
      </text:list>
      <text:p text:style-name="P40"/>
      <text:p text:style-name="P40"/>
      <text:p text:style-name="P40"><text:soft-page-break/>Step 8 : </text:p>
      <text:p text:style-name="P40"/>
      <text:list xml:id="list4001007686" text:style-name="L7">
        <text:list-item>
          <text:p text:style-name="P41">Open FireBase Project in Website <text:s/></text:p>
        </text:list-item>
        <text:list-item>
          <text:p text:style-name="P42">In Left Side Click the Setting Symbol near Project OverView</text:p>
        </text:list-item>
        <text:list-item>
          <text:p text:style-name="P42">Click Project Setting</text:p>
        </text:list-item>
        <text:list-item>
          <text:p text:style-name="P42">Under Your App </text:p>
        </text:list-item>
        <text:list-item>
          <text:p text:style-name="P42">(Project Name) android </text:p>
        </text:list-item>
        <text:list-item>
          <text:p text:style-name="P42">Click Add fingerprint and add the SHA-1 Code And save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Helvetica" svg:font-family="Helvetica, apple-system, BlinkMacSystemFont, 'Helvetica Neue', 'Segoe UI', Arial, sans-serif, 'Apple Color Emoji', 'Segoe UI Emoji', 'Segoe UI Symbol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devsite-code-font-family" svg:font-family="'var devsite-code-font-family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2:42:42.439820393</meta:creation-date>
    <dc:date>2024-02-27T11:36:11.975158696</dc:date>
    <meta:editing-duration>PT21M3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87" meta:word-count="492" meta:character-count="3136" meta:non-whitespace-character-count="2718"/>
  </office:meta>
</office:document-meta>
</file>